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94000002C6BB2EF3C5EDD7E13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6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color="#c9211e" loext:opacity="100%" fo:font-size="9pt" style:font-size-asian="9pt" style:font-size-complex="9pt"/>
    </style:style>
    <style:style style:name="T1" style:family="text">
      <style:text-properties fo:color="#c9211e" loext:opacity="100%" fo:font-size="12pt" style:font-size-asian="12pt" style:font-size-complex="12pt"/>
    </style:style>
    <style:style style:name="T2" style:family="text">
      <style:text-properties fo:color="#c9211e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403cm" svg:height="10.542cm" svg:x="2.379cm" svg:y="8.328cm">
          <draw:image xlink:href="Pictures/1000000100000494000002C6BB2EF3C5EDD7E13A.png" xlink:type="simple" xlink:show="embed" xlink:actuate="onLoad" draw:mime-type="image/png">
            <text:p/>
          </draw:image>
        </draw:frame>
        <draw:frame draw:style-name="gr2" draw:text-style-name="P2" draw:layer="layout" svg:width="2.135cm" svg:height="0.725cm" svg:x="5.165cm" svg:y="14.204cm">
          <draw:text-box>
            <text:p><text:span text:style-name="T1">10-2 NC</text:span></text:p>
          </draw:text-box>
        </draw:frame>
        <draw:frame draw:style-name="gr3" draw:text-style-name="P2" draw:layer="layout" svg:width="2.106cm" svg:height="0.725cm" svg:x="5.385cm" svg:y="15.884cm">
          <draw:text-box>
            <text:p><text:span text:style-name="T1">10-2 NO</text:span></text:p>
          </draw:text-box>
        </draw:frame>
        <draw:frame draw:style-name="gr3" draw:text-style-name="P2" draw:layer="layout" svg:width="2.818cm" svg:height="0.725cm" svg:x="13.165cm" svg:y="8.764cm">
          <draw:text-box>
            <text:p><text:span text:style-name="T1">1-4, 2-3, 6-3</text:span></text:p>
          </draw:text-box>
        </draw:frame>
        <draw:frame draw:style-name="gr3" draw:text-style-name="P2" draw:layer="layout" svg:width="2.17cm" svg:height="0.725cm" svg:x="13.085cm" svg:y="10.504cm">
          <draw:text-box>
            <text:p><text:span text:style-name="T1">11-3, 3-4</text:span></text:p>
          </draw:text-box>
        </draw:frame>
        <draw:frame draw:style-name="gr3" draw:text-style-name="P4" draw:layer="layout" svg:width="2.983cm" svg:height="0.607cm" svg:x="16.105cm" svg:y="12.624cm">
          <draw:text-box>
            <text:p text:style-name="P3"><text:span text:style-name="T2">READ STOP pick</text:span></text:p>
          </draw:text-box>
        </draw:frame>
        <draw:frame draw:style-name="gr3" draw:text-style-name="P2" draw:layer="layout" svg:width="1.353cm" svg:height="0.725cm" svg:x="10.765cm" svg:y="13.204cm">
          <draw:text-box>
            <text:p><text:span text:style-name="T1">13-2</text:span></text:p>
          </draw:text-box>
        </draw:frame>
        <draw:frame draw:style-name="gr3" draw:text-style-name="P2" draw:layer="layout" svg:width="1.281cm" svg:height="0.725cm" svg:x="2.825cm" svg:y="11.384cm">
          <draw:text-box>
            <text:p><text:span text:style-name="T1">RL1</text:span></text:p>
          </draw:text-box>
        </draw:frame>
        <draw:frame draw:style-name="gr3" draw:text-style-name="P2" draw:layer="layout" svg:width="1.586cm" svg:height="0.725cm" svg:x="6.385cm" svg:y="10.464cm">
          <draw:text-box>
            <text:p><text:span text:style-name="T1">RD57</text:span></text:p>
          </draw:text-box>
        </draw:frame>
        <draw:frame draw:style-name="gr3" draw:text-style-name="P2" draw:layer="layout" svg:width="1.586cm" svg:height="0.725cm" svg:x="6.205cm" svg:y="12.184cm">
          <draw:text-box>
            <text:p><text:span text:style-name="T1">RD56</text:span></text:p>
          </draw:text-box>
        </draw:frame>
        <draw:frame draw:style-name="gr3" draw:text-style-name="P2" draw:layer="layout" svg:width="3.817cm" svg:height="0.725cm" svg:x="2.525cm" svg:y="15.164cm">
          <draw:text-box>
            <text:p><text:span text:style-name="T1">CLUTCH CHECK</text:span></text:p>
          </draw:text-box>
        </draw:frame>
        <draw:frame draw:style-name="gr3" draw:text-style-name="P2" draw:layer="layout" svg:width="3.05cm" svg:height="0.725cm" svg:x="9.065cm" svg:y="12.185cm">
          <draw:text-box>
            <text:p><text:span text:style-name="T1">RC5, 7-2, 6-3</text:span></text:p>
          </draw:text-box>
        </draw:frame>
        <draw:frame draw:style-name="gr3" draw:text-style-name="P2" draw:layer="layout" svg:width="1.281cm" svg:height="0.725cm" svg:x="3.165cm" svg:y="13.304cm">
          <draw:text-box>
            <text:p><text:span text:style-name="T1">RL2</text:span></text:p>
          </draw:text-box>
        </draw:frame>
        <draw:frame draw:style-name="gr3" draw:text-style-name="P2" draw:layer="layout" svg:width="2.602cm" svg:height="0.725cm" svg:x="2.725cm" svg:y="17.064cm">
          <draw:text-box>
            <text:p><text:span text:style-name="T1">RL10, RC7</text:span></text:p>
          </draw:text-box>
        </draw:frame>
        <draw:frame draw:style-name="gr3" draw:text-style-name="P2" draw:layer="layout" svg:width="1.281cm" svg:height="0.725cm" svg:x="13.685cm" svg:y="16.544cm">
          <draw:text-box>
            <text:p><text:span text:style-name="T1">4H?</text:span></text:p>
          </draw:text-box>
        </draw:frame>
        <draw:frame draw:style-name="gr3" draw:text-style-name="P4" draw:layer="layout" svg:width="2.813cm" svg:height="0.963cm" svg:x="7.505cm" svg:y="15.044cm">
          <draw:text-box>
            <text:p text:style-name="P3"><text:span text:style-name="T2">clutch check</text:span><text:span text:style-name="T2"><text:line-break/></text:span><text:span text:style-name="T2">bypasses R-13?</text:span></text:p>
          </draw:text-box>
        </draw:frame>
        <draw:frame draw:style-name="gr3" draw:text-style-name="P4" draw:layer="layout" svg:width="1.819cm" svg:height="1.319cm" svg:x="10.365cm" svg:y="15.424cm">
          <draw:text-box>
            <text:p text:style-name="P3"><text:span text:style-name="T2">This path</text:span></text:p>
            <text:p text:style-name="P3"><text:span text:style-name="T2">doesn’t</text:span></text:p>
            <text:p text:style-name="P3"><text:span text:style-name="T2">exist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cm" svg:stroke-color="#000000" draw:marker-start-width="0.275cm" draw:marker-end-width="0.275cm" draw:fill="none" loext:fill-use-slide-background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6:47:12.155438303</meta:creation-date>
    <dc:title>default</dc:title>
    <meta:editing-duration>PT8M30S</meta:editing-duration>
    <meta:editing-cycles>3</meta:editing-cycles>
    <meta:generator>LibreOffice/7.6.2.1$MacOSX_X86_64 LibreOffice_project/56f7684011345957bbf33a7ee678afaf4d2ba333</meta:generator>
    <dc:date>2024-02-23T17:26:30.459233195</dc:date>
    <meta:document-statistic meta:object-count="17"/>
    <meta:template xlink:type="simple" xlink:actuate="onRequest" xlink:title="default" xlink:href="../../../../Library/Application%20Support/LibreOffice/4/user/template/default.otg" meta:date="2024-02-23T16:47:11.740501483"/>
  </office:meta>
</office:document-meta>
</file>